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2900000027E72A1DE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Mangal1" svg:font-family="Mangal"/>
    <style:font-face style:name="OpenSymbol" svg:font-family="OpenSymbol"/>
    <style:font-face style:name="Courier New" svg:font-family="'Courier New'" style:font-adornments="Standard"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16.385cm" fo:margin-left="-0.191cm" table:align="left" style:writing-mode="lr-tb"/>
    </style:style>
    <style:style style:name="Tabelle1.A" style:family="table-column">
      <style:table-column-properties style:column-width="1.893cm"/>
    </style:style>
    <style:style style:name="Tabelle1.B" style:family="table-column">
      <style:table-column-properties style:column-width="2.701cm"/>
    </style:style>
    <style:style style:name="Tabelle1.C" style:family="table-column">
      <style:table-column-properties style:column-width="2.237cm"/>
    </style:style>
    <style:style style:name="Tabelle1.D" style:family="table-column">
      <style:table-column-properties style:column-width="3.078cm"/>
    </style:style>
    <style:style style:name="Tabelle1.E" style:family="table-column">
      <style:table-column-properties style:column-width="6.477cm"/>
    </style:style>
    <style:style style:name="Tabelle1.1" style:family="table-row">
      <style:table-row-properties style:keep-together="true" fo:keep-together="auto"/>
    </style:style>
    <style:style style:name="Tabelle1.A1" style:family="table-cell">
      <style:table-cell-properties fo:padding-left="0.191cm" fo:padding-right="0.191cm" fo:padding-top="0cm" fo:padding-bottom="0cm" fo:border="0.018cm solid #000001"/>
    </style:style>
    <style:style style:name="Tabelle1.C2" style:family="table-cell" style:data-style-name="N37">
      <style:table-cell-properties fo:padding-left="0.191cm" fo:padding-right="0.191cm" fo:padding-top="0cm" fo:padding-bottom="0cm" fo:border="0.018cm solid #000001"/>
    </style:style>
    <style:style style:name="Tabelle2" style:family="table">
      <style:table-properties style:width="16.247cm" fo:margin-left="-0.191cm" table:align="left" style:writing-mode="lr-tb"/>
    </style:style>
    <style:style style:name="Tabelle2.A" style:family="table-column">
      <style:table-column-properties style:column-width="8.123cm"/>
    </style:style>
    <style:style style:name="Tabelle2.B" style:family="table-column">
      <style:table-column-properties style:column-width="8.124cm"/>
    </style:style>
    <style:style style:name="Tabelle2.1" style:family="table-row">
      <style:table-row-properties style:keep-together="true" fo:keep-together="auto"/>
    </style:style>
    <style:style style:name="Tabelle2.A1" style:family="table-cell">
      <style:table-cell-properties fo:padding-left="0.191cm" fo:padding-right="0.191cm" fo:padding-top="0cm" fo:padding-bottom="0cm" fo:border="0.018cm solid #000001"/>
    </style:style>
    <style:style style:name="Tabelle2.A6" style:family="table-cell">
      <style:table-cell-properties fo:padding-left="0.191cm" fo:padding-right="0.191cm" fo:padding-top="0cm" fo:padding-bottom="0cm" fo:border-left="0.018cm solid #000001" fo:border-right="0.018cm solid #000001" fo:border-top="none" fo:border-bottom="0.018cm solid #000001"/>
    </style:style>
    <style:style style:name="P1" style:family="paragraph" style:parent-style-name="Footer">
      <style:paragraph-properties fo:text-align="end" style:justify-single-word="false"/>
    </style:style>
    <style:style style:name="P2" style:family="paragraph" style:parent-style-name="Standard">
      <style:paragraph-properties fo:margin-top="0cm" fo:margin-bottom="0cm" fo:line-height="100%"/>
    </style:style>
    <style:style style:name="P3" style:family="paragraph" style:parent-style-name="Standard">
      <style:paragraph-properties fo:margin-top="0cm" fo:margin-bottom="0cm" fo:line-height="100%"/>
      <style:text-properties fo:font-weight="bold" style:font-weight-asian="bold"/>
    </style:style>
    <style:style style:name="P4" style:family="paragraph" style:parent-style-name="Text_20_body">
      <style:paragraph-properties fo:break-before="page"/>
    </style:style>
    <style:style style:name="P5" style:family="paragraph" style:parent-style-name="Heading_20_1">
      <style:paragraph-properties fo:break-before="page"/>
    </style:style>
    <style:style style:name="P6" style:family="paragraph" style:parent-style-name="Standard">
      <style:paragraph-properties fo:break-before="page"/>
      <style:text-properties fo:font-size="12pt" style:font-size-asian="12pt" style:language-asian="ja" style:country-asian="JP" style:font-size-complex="12pt"/>
    </style:style>
    <style:style style:name="P7" style:family="paragraph" style:parent-style-name="No_20_Spacing">
      <style:paragraph-properties fo:break-before="page"/>
      <style:text-properties fo:color="#365f91" style:font-name="Cambria" fo:font-size="14pt" fo:font-weight="bold" style:font-size-asian="14pt" style:font-weight-asian="bold"/>
    </style:style>
    <style:style style:name="P8" style:family="paragraph" style:parent-style-name="No_20_Spacing">
      <style:text-properties fo:color="#365f91" style:font-name="Cambria" fo:font-size="14pt" fo:font-weight="bold" style:font-size-asian="14pt" style:font-weight-asian="bold"/>
    </style:style>
    <style:style style:name="P9" style:family="paragraph" style:parent-style-name="Contents_20_Heading">
      <style:paragraph-properties fo:margin-left="0.762cm" fo:margin-right="0cm" fo:text-indent="0cm" style:auto-text-indent="false"/>
    </style:style>
    <style:style style:name="P10" style:family="paragraph" style:parent-style-name="Standard">
      <style:paragraph-properties fo:margin-top="0.847cm" fo:margin-bottom="0.353cm"/>
      <style:text-properties style:font-name="Cambria" fo:font-size="26pt" style:font-size-asian="26pt" style:font-size-complex="26pt"/>
    </style:style>
    <style:style style:name="P11" style:family="paragraph" style:parent-style-name="Standard">
      <style:text-properties fo:color="#365f91" style:font-name="Cambria" fo:font-size="14pt" fo:font-weight="bold" style:font-size-asian="14pt" style:font-weight-asian="bold" style:font-size-complex="14pt"/>
    </style:style>
    <style:style style:name="P12" style:family="paragraph" style:parent-style-name="No_20_Spacing">
      <style:paragraph-properties fo:margin-top="0.423cm" fo:margin-bottom="0cm"/>
      <style:text-properties fo:color="#365f91" style:font-name="Cambria" fo:font-size="14pt" fo:font-weight="bold" style:font-size-asian="14pt" style:font-weight-asian="bold"/>
    </style:style>
    <style:style style:name="P13" style:family="paragraph" style:parent-style-name="Contents_20_1">
      <style:paragraph-properties>
        <style:tab-stops>
          <style:tab-stop style:position="16.002cm" style:type="right" style:leader-style="dotted" style:leader-text="."/>
        </style:tab-stops>
      </style:paragraph-properties>
    </style:style>
    <style:style style:name="P14" style:family="paragraph" style:parent-style-name="Contents_20_2">
      <style:paragraph-properties>
        <style:tab-stops>
          <style:tab-stop style:position="16.002cm" style:type="right" style:leader-style="dotted" style:leader-text="."/>
        </style:tab-stops>
      </style:paragraph-properties>
    </style:style>
    <style:style style:name="P15" style:family="paragraph" style:parent-style-name="Contents_20_3">
      <style:paragraph-properties>
        <style:tab-stops>
          <style:tab-stop style:position="16.002cm" style:type="right" style:leader-style="dotted" style:leader-text="."/>
        </style:tab-stops>
      </style:paragraph-properties>
    </style:style>
    <style:style style:name="P16" style:family="paragraph" style:parent-style-name="Standard" style:master-page-name="First_20_Page">
      <style:paragraph-properties style:page-number="auto"/>
      <style:text-properties fo:font-weight="bold" style:font-weight-asian="bold"/>
    </style:style>
    <style:style style:name="P17" style:family="paragraph" style:parent-style-name="Standard">
      <style:paragraph-properties fo:margin-top="0cm" fo:margin-bottom="0cm" fo:line-height="100%"/>
    </style:style>
    <style:style style:name="P18" style:family="paragraph" style:parent-style-name="Text_20_body" style:list-style-name="L1"/>
    <style:style style:name="P19" style:family="paragraph" style:parent-style-name="List_20_Paragraph" style:list-style-name="WWNum42"/>
    <style:style style:name="P20" style:family="paragraph" style:parent-style-name="Anforderungen">
      <style:text-properties fo:font-weight="bold" style:font-weight-asian="bold" style:font-weight-complex="bold"/>
    </style:style>
    <style:style style:name="P21" style:family="paragraph" style:parent-style-name="Anforderungen">
      <style:paragraph-properties fo:text-align="start" style:justify-single-word="false"/>
      <style:text-properties fo:font-weight="bold" style:font-weight-asian="bold" style:font-weight-complex="bold"/>
    </style:style>
    <style:style style:name="P22" style:family="paragraph" style:parent-style-name="Anforderungen">
      <style:paragraph-properties fo:text-align="start" style:justify-single-word="false"/>
    </style:style>
    <style:style style:name="P23" style:family="paragraph">
      <style:paragraph-properties fo:text-align="center"/>
      <style:text-properties fo:font-size="18pt"/>
    </style:style>
    <style:style style:name="T1" style:family="text">
      <style:text-properties fo:font-size="18pt" style:font-size-asian="18pt"/>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fr1" style:family="graphic" style:parent-style-name="Graphics">
      <style:graphic-properties fo:margin-left="0.318cm" fo:margin-right="0.318cm" fo:margin-top="0cm" fo:margin-bottom="0cm" style:wrap="right"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026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1" draw:style-name="gr1" draw:text-style-name="P23" svg:width="1.587cm" svg:height="1.516cm" svg:x="0cm" svg:y="0cm">
        <draw:image xlink:href="Pictures/100000000000002900000027E72A1DE5.png" xlink:type="simple" xlink:show="embed" xlink:actuate="onLoad">
          <text:p/>
        </draw:image>
      </draw:frame>
      <text:p text:style-name="P16"/>
      <text:p text:style-name="P10">Soziale Lernplattform (SoLe)<draw:frame draw:style-name="fr1" draw:name="Grafik1" text:anchor-type="char" svg:x="0.058cm" svg:y="0.007cm" svg:width="1.588cm" svg:height="1.515cm" draw:z-index="1"><draw:image xlink:href="Pictures/100000000000002900000027E72A1DE5.png" xlink:type="simple" xlink:show="embed" xlink:actuate="onLoad"/></draw:frame></text:p>
      <text:p text:style-name="No_20_Spacing">im Auftrag der Firma</text:p>
      <text:p text:style-name="No_20_Spacing">HAW Hamburg</text:p>
      <text:p text:style-name="No_20_Spacing"/>
      <text:p text:style-name="No_20_Spacing"><text:span text:style-name="T1">Lastenheft</text:span><text:line-break/></text:p>
      <text:p text:style-name="No_20_Spacing"><text:line-break/></text:p>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AM - Alex Mantel</text:p>
      <text:p text:style-name="No_20_Spacing">DH - Daniel Hofmeister</text:p>
      <text:p text:style-name="No_20_Spacing"/>
      <text:p text:style-name="No_20_Spacing">Version: 0.0</text:p>
      <text:p text:style-name="No_20_Spacing">Status: <text:s/>Designphase</text:p>
      <text:p text:style-name="No_20_Spacing">Stand: <text:date style:data-style-name="N37" text:date-value="2014-10-18T13:08:51.45" text:fixed="true">18.10.14</text:date></text:p>
      <text:p text:style-name="No_20_Spacing"/>
      <text:p text:style-name="No_20_Spacing"/>
      <text:p text:style-name="P8"/>
      <text:p text:style-name="P7">Zusammenfassung</text:p>
      <text:p text:style-name="No_20_Spacing">Dieses Dokument beschreibt die fachlichen Anforderungen an die Soziale Lernplattform, sowie Rahmenbedingungen und Organisation des Projekts. Auftraggeber ist die Firma &lt;Name&gt;.</text:p>
      <text:p text:style-name="P12">Historie</text:p>
      <table:table table:name="Tabelle1" table:style-name="Tabelle1">
        <table:table-column table:style-name="Tabelle1.A"/>
        <table:table-column table:style-name="Tabelle1.B"/>
        <table:table-column table:style-name="Tabelle1.C"/>
        <table:table-column table:style-name="Tabelle1.D"/>
        <table:table-column table:style-name="Tabelle1.E"/>
        <table:table-row table:style-name="Tabelle1.1">
          <table:table-cell table:style-name="Tabelle1.A1" office:value-type="string">
            <text:p text:style-name="P2">Version</text:p>
          </table:table-cell>
          <table:table-cell table:style-name="Tabelle1.A1" office:value-type="string">
            <text:p text:style-name="P2">Status</text:p>
          </table:table-cell>
          <table:table-cell table:style-name="Tabelle1.A1" office:value-type="string">
            <text:p text:style-name="P2">Datum</text:p>
          </table:table-cell>
          <table:table-cell table:style-name="Tabelle1.A1" office:value-type="string">
            <text:p text:style-name="P2">Autor(en)</text:p>
          </table:table-cell>
          <table:table-cell table:style-name="Tabelle1.A1" office:value-type="string">
            <text:p text:style-name="P2">Erläuterung</text:p>
          </table:table-cell>
        </table:table-row>
        <table:table-row table:style-name="Tabelle1.1">
          <table:table-cell table:style-name="Tabelle1.A1" office:value-type="string">
            <text:p text:style-name="P2">0.1</text:p>
          </table:table-cell>
          <table:table-cell table:style-name="Tabelle1.A1" office:value-type="string">
            <text:p text:style-name="P2">In Arbeit</text:p>
          </table:table-cell>
          <table:table-cell table:style-name="Tabelle1.C2" office:value-type="date" office:date-value="2014-10-18">
            <text:p text:style-name="P2">18.10.14</text:p>
          </table:table-cell>
          <table:table-cell table:style-name="Tabelle1.A1" office:value-type="string">
            <text:p text:style-name="P2">AM,DH</text:p>
          </table:table-cell>
          <table:table-cell table:style-name="Tabelle1.A1" office:value-type="string">
            <text:p text:style-name="P2">&lt;Erläuterung zu den Änderungen&gt;</text:p>
          </table:table-cell>
        </table:table-row>
        <table:table-row table:style-name="Tabelle1.1">
          <table:table-cell table:style-name="Tabelle1.A1" office:value-type="string">
            <text:p text:style-name="P2"/>
          </table:table-cell>
          <table:table-cell table:style-name="Tabelle1.A1" office:value-type="string">
            <text:p text:style-name="P2"/>
          </table:table-cell>
          <table:table-cell table:style-name="Tabelle1.A1" office:value-type="string">
            <text:p text:style-name="P2"/>
          </table:table-cell>
          <table:table-cell table:style-name="Tabelle1.A1" office:value-type="string">
            <text:p text:style-name="P2"/>
          </table:table-cell>
          <table:table-cell table:style-name="Tabelle1.A1" office:value-type="string">
            <text:p text:style-name="P2"/>
          </table:table-cell>
        </table:table-row>
        <table:table-row table:style-name="Tabelle1.1">
          <table:table-cell table:style-name="Tabelle1.A1" office:value-type="string">
            <text:p text:style-name="P2"/>
          </table:table-cell>
          <table:table-cell table:style-name="Tabelle1.A1" office:value-type="string">
            <text:p text:style-name="P2"/>
          </table:table-cell>
          <table:table-cell table:style-name="Tabelle1.A1" office:value-type="string">
            <text:p text:style-name="P2"/>
          </table:table-cell>
          <table:table-cell table:style-name="Tabelle1.A1" office:value-type="string">
            <text:p text:style-name="P2"/>
          </table:table-cell>
          <table:table-cell table:style-name="Tabelle1.A1" office:value-type="string">
            <text:p text:style-name="P2"/>
          </table:table-cell>
        </table:table-row>
        <table:table-row table:style-name="Tabelle1.1">
          <table:table-cell table:style-name="Tabelle1.A1" office:value-type="string">
            <text:p text:style-name="P2"/>
          </table:table-cell>
          <table:table-cell table:style-name="Tabelle1.A1" office:value-type="string">
            <text:p text:style-name="P2"/>
          </table:table-cell>
          <table:table-cell table:style-name="Tabelle1.A1" office:value-type="string">
            <text:p text:style-name="P2"/>
          </table:table-cell>
          <table:table-cell table:style-name="Tabelle1.A1" office:value-type="string">
            <text:p text:style-name="P2"/>
          </table:table-cell>
          <table:table-cell table:style-name="Tabelle1.A1" office:value-type="string">
            <text:p text:style-name="P2"/>
          </table:table-cell>
        </table:table-row>
      </table:table>
      <text:p text:style-name="P9"/>
      <text:p text:style-name="P6"/>
      <text:p text:style-name="P11">Inhaltsverzeichnis</text:p>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4"><text:a xlink:type="simple" xlink:href="#__RefHeading__326_991069185">1.1Stakeholder und Ziele<text:tab/>4</text:a></text:p>
          <text:p text:style-name="P14"><text:a xlink:type="simple" xlink:href="#__RefHeading__328_991069185">1.2Rahmenbedingungen und Organisation<text:tab/>4</text:a></text:p>
          <text:p text:style-name="P15"><text:a xlink:type="simple" xlink:href="#__RefHeading__330_991069185">1.2.1Ansprechpartner auf Auftragnehmerseite<text:tab/>4</text:a></text:p>
          <text:p text:style-name="P15"><text:a xlink:type="simple" xlink:href="#__RefHeading__332_991069185">1.2.2Ansprechpartner auf Auftraggeberseite<text:tab/>4</text:a></text:p>
          <text:p text:style-name="P15"><text:a xlink:type="simple" xlink:href="#__RefHeading__334_991069185">1.2.3Konventionen<text:tab/>4</text:a></text:p>
          <text:p text:style-name="P14"><text:a xlink:type="simple" xlink:href="#__RefHeading__338_991069185">1.3&lt;Themenblock, z. B. „Reservierung“&gt;<text:tab/>5</text:a></text:p>
          <text:p text:style-name="P13"><text:a xlink:type="simple" xlink:href="#__RefHeading__342_991069185">A3Anforderung 2<text:tab/>5</text:a></text:p>
          <text:p text:style-name="P14"><text:a xlink:type="simple" xlink:href="#__RefHeading__348_991069185">3.1&lt;Themenblock&gt;<text:tab/>5</text:a></text:p>
        </text:index-body>
      </text:table-of-content>
      <text:p text:style-name="Heading_20_1"/>
      <text:p text:style-name="Heading_20_1"/>
      <text:p text:style-name="P4"/>
      <text:p text:style-name="Heading_20_1">A1 <text:bookmark-start text:name="_Toc241221401"/>Einleitung<text:bookmark-end text:name="_Toc241221401"/></text:p>
      <text:h text:style-name="Heading_20_2" text:outline-level="2">Stakeholder und Ziele</text:h>
      <text:h text:style-name="Heading_20_3" text:outline-level="3"><text:bookmark-start text:name="_Toc241221402"/><text:bookmark-start text:name="__RefHeading__326_991069185"/>Stakeholder <text:bookmark-end text:name="__RefHeading__326_991069185"/></text:h>
      <text:list xml:id="list4718043033224751310" text:style-name="L1">
        <text:list-item>
          <text:p text:style-name="P18">Users:<text:line-break/>Die User kann man nochmal grob in zwei Bereiche einteilen, die einen die vor allem Fragen stellen (Professoren eventuell) und die, die vor allem Fragen beantworten (Schüler, Studenten etc). Ihre Interessen und Ziele betreffen die Bedienlichkeit der Software und ihre Anforderungen an Hardware.</text:p>
        </text:list-item>
        <text:list-item>
          <text:p text:style-name="P18">Nutzer-Gruppen:</text:p>
        </text:list-item>
        <text:list-item>
          <text:p text:style-name="P18">Software Entwickler:<text:line-break/>Personen, die die Software (weiter-) entwickeln. Eine gute Dokumentation der vorliegenden Software und gute Kommentare im Code zur einfachen Weiterentwicklung und Wartung des Systems werden von ihnen gewünscht.</text:p>
        </text:list-item>
        <text:list-item>
          <text:p text:style-name="P18">Moderator:<text:line-break/>Personen, die die Korrektheit von gemeldeten Fragen klärt. Er muss die Möglichkeit besitzen, Fragen zu löschen und zu ändern. Er ist an einer Konvention der Fragen interessiert (Einheitliche Fragestellung).</text:p>
        </text:list-item>
      </text:list>
      <text:h text:style-name="Heading_20_3" text:outline-level="3">Ziele</text:h>
      <text:p text:style-name="Text_20_body"><text:bookmark-end text:name="_Toc241221402"/>Unterstützung der Prüfungsvorbereitung für Studierende</text:p>
      <text:p text:style-name="Text_20_body">Austausch von Wissen zwischen Nutzern</text:p>
      <text:p text:style-name="Text_20_body"/>
      <text:h text:style-name="Heading_20_2" text:outline-level="2"><text:bookmark-start text:name="_Toc241221403"/><text:bookmark-start text:name="__RefHeading__328_991069185"/>Rahmenbedingungen und Organisation<text:bookmark-end text:name="_Toc241221403"/><text:bookmark-end text:name="__RefHeading__328_991069185"/></text:h>
      <text:h text:style-name="Heading_20_3" text:outline-level="3"><text:bookmark-start text:name="_Toc241221404"/><text:bookmark-start text:name="__RefHeading__330_991069185"/>Ansprechpartner auf Auftragnehmerseite<text:bookmark-end text:name="_Toc241221404"/><text:bookmark-end text:name="__RefHeading__330_991069185"/></text:h>
      <text:p text:style-name="Standard">Alex Mantel (<text:a xlink:type="simple" xlink:href="mailto:alex.mantel@haw-hamburg.de">alex.mantel@haw-hamburg.de</text:a>)<text:line-break/>Daniel Hofmeister (<text:a xlink:type="simple" xlink:href="mailto:daniel.hofmeister@haw-hamburg.de">daniel.hofmeister@haw-hamburg.de</text:a>)</text:p>
      <text:h text:style-name="Heading_20_3" text:outline-level="3"><text:bookmark-start text:name="_Toc241221405"/><text:bookmark-start text:name="__RefHeading__332_991069185"/>Ansprechpartner auf Auftraggeberseite<text:bookmark-end text:name="_Toc241221405"/><text:bookmark-end text:name="__RefHeading__332_991069185"/></text:h>
      <text:p text:style-name="Standard">&lt;Todo&gt;</text:p>
      <text:h text:style-name="Heading_20_3" text:outline-level="3"><text:bookmark-start text:name="_Toc241221406"/><text:bookmark-start text:name="__RefHeading__334_991069185"/>Konventionen<text:bookmark-end text:name="_Toc241221406"/><text:bookmark-end text:name="__RefHeading__334_991069185"/></text:h>
      <text:p text:style-name="Standard">&lt;Konventionen des Dokuments&gt;</text:p>
      <text:p text:style-name="P5"><text:bookmark-start text:name="_Toc241221407"/><text:bookmark-start text:name="__RefHeading__336_991069185"/>Aufgabenstellung<text:bookmark-end text:name="_Toc241221407"/><text:bookmark-end text:name="__RefHeading__336_991069185"/></text:p>
      <text:p text:style-name="Standard">In diesem Kapitel wird der Leistungsumfang durch Anforderungen, Prämissen und Leistungsausgrenzungen beschrieben.</text:p>
      <text:h text:style-name="Heading_20_2" text:outline-level="2"><text:bookmark-start text:name="__RefHeading__338_991069185"/><text:bookmark-start text:name="_Toc241221408"/>A<text:bookmark-end text:name="_Toc241221408"/>nforderungen<text:bookmark-end text:name="__RefHeading__338_991069185"/></text:h>
      <text:p text:style-name="Text_20_body"/>
      <text:h text:style-name="P22" text:outline-level="1"><text:span text:style-name="T2">Account anlegen<text:line-break/></text:span><text:span text:style-name="T3">Jeder Nutzer muss ein eigenes Account anlegen können. Dieses wird in einer Datenbank (SQL) gespeichert und verwaltet. Dabei ist ein Nickname, Passwort und Emailadresse anzugeben. Das Passwort und Nickname müssen mindestens 3 Zeichen lang sein.</text:span></text:h>
      <text:h text:style-name="P21" text:outline-level="1">Einloggen in den Account<text:line-break/><text:span text:style-name="T3">Besitzt ein Nutzer bereits einen Account, soll er sich in dieses Einloggen können.</text:span></text:h>
      <text:h text:style-name="P21" text:outline-level="1">Eingeloggt bleiben<text:line-break/><text:span text:style-name="T3">Beim Log-In soll der Nutzer die Möglichkeit haben, über einen Button „eingeloggt bleiben“ seine Log-In-Daten fest zu speichern damit das System ihn jedes mal automatisch einloggt wenn er unsere App verwendet.</text:span></text:h>
      <text:h text:style-name="P21" text:outline-level="1">Profil betrachten<text:line-break/><text:span text:style-name="T3">Man muss sein Profil betrachten können (Nutzername und Emailadresse werden hier angezeigt). Anforderungen A6,A7,A8,A9,A10 und A11 sollen von hier ausführbar sein.</text:span></text:h>
      <text:h text:style-name="P21" text:outline-level="1">Emailadresse ändern<text:span text:style-name="T3"><text:line-break/>Der Nutzer muss in der Lage sein, seine ursprünglich angegebene Emailadresse zu ändern.</text:span></text:h>
      <text:h text:style-name="P21" text:outline-level="1">Passwort ändern<text:line-break/><text:span text:style-name="T3">Der Nutzer muss in der Lage sein, sein ursprünglich angegebenes Passwort zu ändern. Hierfür soll er vorher sein vorheriges Passwort angeben. </text:span></text:h>
      <text:h text:style-name="P22" text:outline-level="1"><text:span text:style-name="T2">Ausloggen aus dem Account<text:line-break/></text:span><text:span text:style-name="T3">Es muss die Möglichkeit geben, aus einem Account sich auszuloggen.</text:span></text:h>
      <text:h text:style-name="Anforderungen" text:outline-level="1"><text:span text:style-name="T2">Das Profil für andere Nutzer sperren</text:span><text:line-break/>Jeder Nutzer kann sein Profil sperren, was bedeutet, dass Statistiken und Gruppen für andere Nutzer nicht sichtbar sind.</text:h>
      <text:h text:style-name="P20" text:outline-level="1">Statistiken anzeigen lassen<text:span text:style-name="T3"><text:line-break/>Der Nutzer soll in der Lage sein, sich Statistiken zu seinem Erfolg anzeigen zu lassen. Welche genau werden in kommenden Anforderungen besprochen.</text:span></text:h>
      <text:h text:style-name="P20" text:outline-level="1">Aktuelle Gruppen anzeigen lassen<text:span text:style-name="T3"><text:line-break/>Jeder Nutzer soll in der Lage sein, sich alle Gruppen denen er beitreten ist anzeigen zu lassen.</text:span></text:h>
      <text:h text:style-name="P22" text:outline-level="1"><text:span text:style-name="T2">Nutzer suchen</text:span><text:line-break/>Es soll die Möglichkeit geben, andere Nutzer zu suchen um ihre Statistiken zu betrachten.</text:h>
      <text:h text:style-name="Anforderungen" text:outline-level="1"><text:soft-page-break/><text:span text:style-name="T2">Eine Gruppe eröffnen</text:span><text:line-break/>Jeder Nutzer kann eine Gruppe eröffnen und wird damit automatisch Moderator in dieser. Dabei muss ein Gruppenname und ein Passwort mit je mindestens 3 Zeichen angegeben werden.</text:h>
      <text:h text:style-name="Anforderungen" text:outline-level="1"><text:span text:style-name="T2">Einer Gruppe beitreten</text:span><text:line-break/>Ein Nutzer kann einer Gruppe mittels einer Anfrage um eine Aufnahme bitten, eine Mitgliedsanfrage entsteht oder sich per Passwort direkt in die Gruppe eintragen.</text:h>
      <text:h text:style-name="P20" text:outline-level="1">Mitgliedsanfragen bearbeiten<text:line-break/><text:span text:style-name="T3">Moderator können Mitgliedsanfragen bestätigen oder abweisen. Der Antragsteller erhält eine Nachricht.</text:span></text:h>
      <text:h text:style-name="Anforderungen" text:outline-level="1"><text:span text:style-name="T2">Moderator in eine Gruppe hinzufügen</text:span><text:line-break/>Nachdem ein Nutzer eine Gruppe eröffnet hat, ist dieser automatisch ein Moderator dieser Gruppe. Jeder Moderator kann weitere Moderator ernennen.</text:h>
      <text:h text:style-name="Anforderungen" text:outline-level="1"><text:span text:style-name="T2">Globale Übung starten<text:line-break/></text:span><text:span text:style-name="T3">Jeder Nutzer soll in der Lage sein, eine Übung mit globalen Fragen zu starten. Die Auswahl, welche Fragen gestellt werden, erfolgt zufällig. </text:span></text:h>
      <text:h text:style-name="P20" text:outline-level="1">Globale Fragen hinzufügen<text:line-break/><text:span text:style-name="T3">Ein Administrator soll die Möglichkeit haben, globale Fragen zu stellen.</text:span></text:h>
      <text:h text:style-name="Anforderungen" text:outline-level="1"><text:span text:style-name="T2">Gruppenübung starten<text:line-break/></text:span><text:span text:style-name="T3">Jeder Nutzer soll in der Lage sein, eine Übung innerhalb einer Gruppe zu starten. Hierbei werden nur die Fragen aus der Gruppe gestellt. Die Auswahl, welche Fragen gestellt werden, erfolgt zufällig.</text:span></text:h>
      <text:h text:style-name="P20" text:outline-level="1">Gruppenfragen hinzufügen<text:line-break/><text:span text:style-name="T3">Jeder Nutzer innerhalb einer Gruppe soll die Möglichkeit haben, Fragen zu dieser Gruppe hinzuzufügen. </text:span></text:h>
      <text:h text:style-name="Anforderungen" text:outline-level="1"><text:span text:style-name="T2">Userübung starten</text:span><text:span text:style-name="T3"><text:line-break/>Jeder Nutzer soll in der Lage sein, eine Übung mit Fragen aus seinem Profil zu starten. Die Auswahl, welche Fragen gestellt werden, erfolgt zufällig.</text:span></text:h>
      <text:h text:style-name="Anforderungen" text:outline-level="1"><text:span text:style-name="T2">Userfragen hinzufügen<text:line-break/></text:span><text:span text:style-name="T3">Jeder Nutzer soll in der Lage sein, Fragen zu seinem eigenem Profil hinzuzufügen.</text:span></text:h>
      <text:h text:style-name="P20" text:outline-level="1">Melden von Fragen<text:line-break/><text:span text:style-name="T3">Nutzer müssen in der Lage sein, Fragen im Fall von illegalen oder unmoralischen (sexistisch, homophob,rassistisch etc.) Fragen/Formulierungen eine Frage zu melden. Auch im Falle von falschen Fragen bzw. falschen Antwortmöglichkeiten soll diese Funktion verwendet werden.</text:span></text:h>
      <text:h text:style-name="P20" text:outline-level="1">Bearbeitung von gemeldeten Fragen - Gruppenfragen<text:line-break/><text:span text:style-name="T3">Eine gemeldete Frage wird einem Moderator zum Review vorgelegt. Er entscheidet, ob diese Frage gelöscht, geändert oder beibehalten wird.<text:line-break/></text:span></text:h>
      <text:h text:style-name="P20" text:outline-level="1"><text:soft-page-break/>Bearbeitung von gemeldeten Fragen – Globale Fragen<text:line-break/><text:span text:style-name="T3">Eine gemeldete Frage wird einem Administrator zum Review vorgelegt. Er entscheidet, ob diese Frage gelöscht wird oder beibehalten wird.</text:span></text:h>
      <text:h text:style-name="P20" text:outline-level="1">Melden von Gruppen<text:line-break/><text:span text:style-name="T3">Nutzer müssen in der Lage sein, Gruppen im Fall von illegalen/unerwünschten Aktivitäten zu melden.</text:span></text:h>
      <text:h text:style-name="P20" text:outline-level="1">Bearbeitung von gemeldeten Gruppenfragen<text:line-break/><text:span text:style-name="T3">Ein Administrator muss bei gemeldeten Gruppen überprüfen, ob die gemeldete Gruppe gelöscht wird oder nicht.</text:span></text:h>
      <text:h text:style-name="P20" text:outline-level="1">Melden von Usern<text:line-break/><text:span text:style-name="T3">Nutzer sollen in der Lage sein, <text:s/>andere User im Fall von illegalen oder regelwidrigem Verhalten zu melden.</text:span></text:h>
      <text:h text:style-name="P20" text:outline-level="1">Bearbeitung von gemeldeten Usern<text:line-break/><text:span text:style-name="T3">Administratoren müssen überprüfen, ob ein User gelöscht wird oder nicht wenn dieser gemeldet wurde.</text:span></text:h>
      <text:h text:style-name="P20" text:outline-level="1">Administratoren ernennen<text:line-break/><text:span text:style-name="T3">Administratoren haben die Möglichkeit, weitere Nutzer zu Administratoren zu ernennen. <text:line-break/></text:span></text:h>
      <text:p text:style-name="Heading_20_1"><text:bookmark-start text:name="_Toc241221410"/><text:bookmark-start text:name="__RefHeading__350_991069185"/>Prioritäten<text:bookmark-end text:name="_Toc241221410"/><text:bookmark-end text:name="__RefHeading__350_991069185"/></text:p>
      <text:p text:style-name="Standard">&lt;Tabelle mit Prioritäten zu den Anforderungen&gt;</text:p>
      <text:p text:style-name="Heading_20_1"><text:bookmark-start text:name="_Toc241221411"/><text:bookmark-start text:name="__RefHeading__352_991069185"/>Glossar<text:bookmark-end text:name="_Toc241221411"/><text:bookmark-end text:name="__RefHeading__352_991069185"/></text:p>
      <table:table table:name="Tabelle2" table:style-name="Tabelle2">
        <table:table-column table:style-name="Tabelle2.A"/>
        <table:table-column table:style-name="Tabelle2.B"/>
        <table:table-row table:style-name="Tabelle2.1">
          <table:table-cell table:style-name="Tabelle2.A1" office:value-type="string">
            <text:p text:style-name="P3">Begriff</text:p>
          </table:table-cell>
          <table:table-cell table:style-name="Tabelle2.A1" office:value-type="string">
            <text:p text:style-name="P3">Definition</text:p>
          </table:table-cell>
        </table:table-row>
        <table:table-row table:style-name="Tabelle2.1">
          <table:table-cell table:style-name="Tabelle2.A1" office:value-type="string">
            <text:p text:style-name="P2">Multiple-Choice</text:p>
          </table:table-cell>
          <table:table-cell table:style-name="Tabelle2.A1" office:value-type="string">
            <text:p text:style-name="P2">Mehrere Antworten können korrekt sein. </text:p>
          </table:table-cell>
        </table:table-row>
        <table:table-row table:style-name="Tabelle2.1">
          <table:table-cell table:style-name="Tabelle2.A1" office:value-type="string">
            <text:p text:style-name="P2">Statistiken</text:p>
          </table:table-cell>
          <table:table-cell table:style-name="Tabelle2.A1" office:value-type="string">
            <text:p text:style-name="P2"/>
          </table:table-cell>
        </table:table-row>
        <table:table-row table:style-name="Tabelle2.1">
          <table:table-cell table:style-name="Tabelle2.A1" office:value-type="string">
            <text:p text:style-name="P2">Fragen</text:p>
          </table:table-cell>
          <table:table-cell table:style-name="Tabelle2.A1" office:value-type="string">
            <text:p text:style-name="P2"/>
          </table:table-cell>
        </table:table-row>
        <table:table-row table:style-name="Tabelle2.1">
          <table:table-cell table:style-name="Tabelle2.A1" office:value-type="string">
            <text:p text:style-name="P2">Audio</text:p>
          </table:table-cell>
          <table:table-cell table:style-name="Tabelle2.A1" office:value-type="string">
            <text:p text:style-name="P2">Die Frage wird in Form von Audio vorgelegt. </text:p>
          </table:table-cell>
        </table:table-row>
        <table:table-row table:style-name="Tabelle2.1">
          <table:table-cell table:style-name="Tabelle2.A6" office:value-type="string">
            <text:p text:style-name="P2">Bild</text:p>
          </table:table-cell>
          <table:table-cell table:style-name="Tabelle2.A6" office:value-type="string">
            <text:p text:style-name="P2">Die Frage enthält ein Bild.</text:p>
          </table:table-cell>
        </table:table-row>
        <table:table-row table:style-name="Tabelle2.1">
          <table:table-cell table:style-name="Tabelle2.A6" office:value-type="string">
            <text:p text:style-name="P2">Themen</text:p>
          </table:table-cell>
          <table:table-cell table:style-name="Tabelle2.A6" office:value-type="string">
            <text:p text:style-name="P2"/>
          </table:table-cell>
        </table:table-row>
        <table:table-row table:style-name="Tabelle2.1">
          <table:table-cell table:style-name="Tabelle2.A6" office:value-type="string">
            <text:p text:style-name="P2">Moderator</text:p>
          </table:table-cell>
          <table:table-cell table:style-name="Tabelle2.A6" office:value-type="string">
            <text:p text:style-name="P2">Authoritätsperson innerhalb einer Gruppe. Er ist auch immer User, besitzt aber zusätzliche Möglichkeit um eine Gruppe zu managen.</text:p>
          </table:table-cell>
        </table:table-row>
        <table:table-row table:style-name="Tabelle2.1">
          <table:table-cell table:style-name="Tabelle2.A6" office:value-type="string">
            <text:p text:style-name="P2">Übung</text:p>
          </table:table-cell>
          <table:table-cell table:style-name="Tabelle2.A6" office:value-type="string">
            <text:p text:style-name="P2">Die Beantwortung von Fragen</text:p>
          </table:table-cell>
        </table:table-row>
        <table:table-row table:style-name="Tabelle2.1">
          <table:table-cell table:style-name="Tabelle2.A6" office:value-type="string">
            <text:p text:style-name="P2">User/Nutzer</text:p>
          </table:table-cell>
          <table:table-cell table:style-name="Tabelle2.A6" office:value-type="string">
            <text:p text:style-name="P2">Jede Person, die über die programmierte Oberfläche auf die Funktionalitäten unseres Produktes zugreift.</text:p>
          </table:table-cell>
        </table:table-row>
      </table:table>
      <text:p text:style-name="Heading_20_1"><text:bookmark-start text:name="_Toc241221412"/><text:bookmark-start text:name="__RefHeading__354_991069185"/>Offene Punkte<text:bookmark-end text:name="_Toc241221412"/><text:bookmark-end text:name="__RefHeading__354_991069185"/></text:p>
      <text:list xml:id="list7592919376336307759" text:style-name="WWNum42">
        <text:list-item>
          <text:p text:style-name="P19">&lt;offene Punkte&gt;</text:p>
        </text:list-item>
      </text:list>
      <text:p text:style-name="Heading_20_1"><text:bookmark-start text:name="_Toc241221413"/><text:bookmark-start text:name="__RefHeading__356_991069185"/><text:soft-page-break/>Quellen<text:bookmark-end text:name="_Toc241221413"/><text:bookmark-end text:name="__RefHeading__356_991069185"/></text:p>
      <text:p text:style-name="Standard">&lt;Zusätzlich geltende Dokumente zu diesem Lastenheft hier aufführen&gt;<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Mangal1" svg:font-family="Mangal"/>
    <style:font-face style:name="OpenSymbol" svg:font-family="OpenSymbol"/>
    <style:font-face style:name="Courier New" svg:font-family="'Courier New'" style:font-adornments="Standard"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lr-tb"/>
      <style:text-properties style:use-window-font-color="true" style:font-name="Calibri" fo:font-size="11pt" fo:language="de" fo:country="DE"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class="text">
      <style:paragraph-properties fo:margin-top="0.847cm" fo:margin-bottom="0cm"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353cm" fo:margin-bottom="0cm" fo:keep-together="always" fo:keep-with-next="always"/>
      <style:text-properties fo:color="#4f81bd" style:font-name="Cambria" fo:font-weight="bold" style:font-weight-asian="bold" style:font-weight-complex="bold"/>
    </style:style>
    <style:style style:name="Heading_20_4" style:display-name="Heading 4" style:family="paragraph" style:parent-style-name="Standard" style:next-style-name="Text_20_body" style:default-outline-level="4" style:class="text">
      <style:paragraph-properties fo:margin-top="0.353cm" fo:margin-bottom="0cm" fo:keep-together="always" fo:keep-with-next="always"/>
      <style:text-properties fo:color="#4f81bd" style:font-name="Cambria"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fo:keep-together="always" fo:keep-with-next="always"/>
      <style:text-properties fo:color="#243f60" style:font-name="Cambria"/>
    </style:style>
    <style:style style:name="Heading_20_6" style:display-name="Heading 6" style:family="paragraph" style:parent-style-name="Standard" style:next-style-name="Text_20_body" style:default-outline-level="6" style:class="text">
      <style:paragraph-properties fo:margin-top="0.353cm" fo:margin-bottom="0cm" fo:keep-together="always" fo:keep-with-next="always"/>
      <style:text-properties fo:color="#243f60" style:font-name="Cambria" fo:font-style="italic" style:font-style-asian="italic" style:font-style-complex="italic"/>
    </style:style>
    <style:style style:name="Heading_20_7" style:display-name="Heading 7" style:family="paragraph" style:parent-style-name="Standard" style:next-style-name="Text_20_body" style:default-outline-level="7" style:class="text">
      <style:paragraph-properties fo:margin-top="0.353cm" fo:margin-bottom="0cm" fo:keep-together="always" fo:keep-with-next="always"/>
      <style:text-properties fo:color="#404040" style:font-name="Cambria" fo:font-style="italic" style:font-style-asian="italic" style:font-style-complex="italic"/>
    </style:style>
    <style:style style:name="Heading_20_8" style:display-name="Heading 8" style:family="paragraph" style:parent-style-name="Standard" style:next-style-name="Text_20_body" style:default-outline-level="8" style:class="text">
      <style:paragraph-properties fo:margin-top="0.353cm" fo:margin-bottom="0cm" fo:keep-together="always" fo:keep-with-next="always"/>
      <style:text-properties fo:color="#404040" style:font-name="Cambria" fo:font-size="10pt" style:font-size-asian="10pt" style:font-size-complex="10pt"/>
    </style:style>
    <style:style style:name="Heading_20_9" style:display-name="Heading 9" style:family="paragraph" style:parent-style-name="Standard" style:next-style-name="Text_20_body" style:default-outline-level="9" style:class="text">
      <style:paragraph-properties fo:margin-top="0.353cm" fo:margin-bottom="0cm" fo:keep-together="always" fo:keep-with-next="always"/>
      <style:text-properties fo:color="#404040" style:font-name="Cambria" fo:font-size="10pt" fo:font-style="italic" style:font-size-asian="10pt" style:font-style-asian="italic" style:font-size-complex="10pt" style:font-style-complex="italic"/>
    </style:style>
    <style:style style:name="Title" style:family="paragraph" style:parent-style-name="Standard" style:next-style-name="Subtitle" style:default-outline-level="" style:class="chapter">
      <style:paragraph-properties fo:margin-top="0cm" fo:margin-bottom="0.529cm" fo:line-height="100%" fo:text-align="start" style:justify-single-word="false" fo:padding-left="0cm" fo:padding-right="0cm" fo:padding-top="0cm" fo:padding-bottom="0.141cm" fo:border-left="none" fo:border-right="none" fo:border-top="none" fo:border-bottom="0.035cm solid #4f81bd"/>
      <style:text-properties fo:color="#17365d" style:font-name="Cambria"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Normal_20__28_Web_29_" style:display-name="Normal (Web)" style:family="paragraph" style:parent-style-name="Standard" style:default-outline-level="">
      <style:paragraph-properties fo:margin-top="0.049cm" fo:margin-bottom="0.176cm" fo:line-height="100%"/>
      <style:text-properties style:font-name="Times New Roman" fo:font-size="12pt" style:font-name-asian="Times New Roman1" style:font-size-asian="12pt" style:language-asian="de" style:country-asian="DE" style:font-name-complex="Times New Roman1" style:font-size-complex="12pt"/>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style>
    <style:style style:name="List_20_Paragraph" style:display-name="List Paragraph" style:family="paragraph" style:parent-style-name="Standard" style:default-outline-level="">
      <style:paragraph-properties fo:margin="100%" fo:margin-left="1.27cm" fo:margin-right="0cm" fo:margin-top="0cm" fo:margin-bottom="0.353cm" fo:text-indent="0cm" style:auto-text-indent="false"/>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default-outline-level="" style:class="index">
      <style:paragraph-properties fo:margin="100%" fo:margin-left="0cm" fo:margin-right="0cm" fo:margin-top="0cm" fo:margin-bottom="0.176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Standard" style:default-outline-level="" style:class="index">
      <style:paragraph-properties fo:margin="100%" fo:margin-left="0.388cm" fo:margin-right="0cm" fo:margin-top="0cm" fo:margin-bottom="0.176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Standard" style:default-outline-level="" style:class="index">
      <style:paragraph-properties fo:margin="100%" fo:margin-left="0.776cm" fo:margin-right="0cm" fo:margin-top="0cm" fo:margin-bottom="0.176cm" fo:text-indent="0cm" style:auto-text-indent="false">
        <style:tab-stops>
          <style:tab-stop style:position="16.002cm" style:type="right" style:leader-style="dotted" style:leader-text="."/>
        </style:tab-stops>
      </style:paragraph-properties>
    </style:style>
    <style:style style:name="Anforderungen" style:family="paragraph" style:parent-style-name="List_20_Paragraph" style:default-outline-level="1">
      <style:paragraph-properties fo:margin="100%" fo:margin-left="1.501cm" fo:margin-right="0cm" fo:margin-top="0cm" fo:margin-bottom="0.353cm" fo:text-indent="-1cm" style:auto-text-indent="false">
        <style:tab-stops>
          <style:tab-stop style:position="-3.752cm"/>
        </style:tab-stops>
      </style:paragraph-properties>
    </style:style>
    <style:style style:name="Prämissen" style:family="paragraph" style:parent-style-name="Anforderungen" style:default-outline-level="" style:list-style-name="">
      <style:paragraph-properties fo:margin="100%" fo:margin-left="1.501cm" fo:margin-right="0cm" fo:margin-top="0cm" fo:margin-bottom="0.353cm" fo:text-indent="-1.02cm" style:auto-text-indent="false"/>
    </style:style>
    <style:style style:name="Leistungsausgrenzung" style:family="paragraph" style:parent-style-name="Prämissen">
      <style:paragraph-properties fo:margin="100%" fo:margin-left="1.501cm" fo:margin-right="0cm" fo:margin-top="0cm" fo:margin-bottom="0.353cm" fo:text-indent="-1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Überschrift_20_1_20_Zeichen" style:display-name="Überschrift 1 Zeichen"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Titel_20_Zeichen" style:display-name="Titel Zeichen" style:family="text" style:parent-style-name="Default_20_Paragraph_20_Font">
      <style:text-properties fo:color="#17365d" style:font-name="Cambria" fo:font-size="26pt" fo:letter-spacing="0.009cm" style:letter-kerning="true" style:font-size-asian="26pt" style:font-size-complex="26pt"/>
    </style:style>
    <style:style style:name="Überschrift_20_2_20_Zeichen" style:display-name="Überschrift 2 Zeichen"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Sprechblasentext_20_Zeichen" style:display-name="Sprechblasentext Zeichen" style:family="text" style:parent-style-name="Default_20_Paragraph_20_Font">
      <style:text-properties style:font-name="Tahoma" fo:font-size="8pt" style:font-size-asian="8pt" style:font-name-complex="Tahoma1" style:font-size-complex="8pt"/>
    </style:style>
    <style:style style:name="Überschrift_20_3_20_Zeichen" style:display-name="Überschrift 3 Zeichen" style:family="text" style:parent-style-name="Default_20_Paragraph_20_Font">
      <style:text-properties fo:color="#4f81bd" style:font-name="Cambria" fo:font-weight="bold" style:font-weight-asian="bold" style:font-weight-complex="bold"/>
    </style:style>
    <style:style style:name="FollowedHyperlink" style:family="text" style:parent-style-name="Default_20_Paragraph_20_Font">
      <style:text-properties fo:color="#800080" style:text-underline-style="solid" style:text-underline-width="auto" style:text-underline-color="font-color"/>
    </style:style>
    <style:style style:name="Kopfzeile_20_Zeichen" style:display-name="Kopfzeile Zeichen" style:family="text" style:parent-style-name="Default_20_Paragraph_20_Font"/>
    <style:style style:name="Fußzeile_20_Zeichen" style:display-name="Fußzeile Zeichen" style:family="text" style:parent-style-name="Default_20_Paragraph_20_Font"/>
    <style:style style:name="Überschrift_20_4_20_Zeichen" style:display-name="Überschrift 4 Zeichen" style:family="text" style:parent-style-name="Default_20_Paragraph_20_Font">
      <style:text-properties fo:color="#4f81bd" style:font-name="Cambria" fo:font-style="italic" fo:font-weight="bold" style:font-style-asian="italic" style:font-weight-asian="bold" style:font-style-complex="italic" style:font-weight-complex="bold"/>
    </style:style>
    <style:style style:name="Überschrift_20_5_20_Zeichen" style:display-name="Überschrift 5 Zeichen" style:family="text" style:parent-style-name="Default_20_Paragraph_20_Font">
      <style:text-properties fo:color="#243f60" style:font-name="Cambria"/>
    </style:style>
    <style:style style:name="Überschrift_20_6_20_Zeichen" style:display-name="Überschrift 6 Zeichen" style:family="text" style:parent-style-name="Default_20_Paragraph_20_Font">
      <style:text-properties fo:color="#243f60" style:font-name="Cambria" fo:font-style="italic" style:font-style-asian="italic" style:font-style-complex="italic"/>
    </style:style>
    <style:style style:name="Überschrift_20_7_20_Zeichen" style:display-name="Überschrift 7 Zeichen" style:family="text" style:parent-style-name="Default_20_Paragraph_20_Font">
      <style:text-properties fo:color="#404040" style:font-name="Cambria" fo:font-style="italic" style:font-style-asian="italic" style:font-style-complex="italic"/>
    </style:style>
    <style:style style:name="Überschrift_20_8_20_Zeichen" style:display-name="Überschrift 8 Zeichen" style:family="text" style:parent-style-name="Default_20_Paragraph_20_Font">
      <style:text-properties fo:color="#404040" style:font-name="Cambria" fo:font-size="10pt" style:font-size-asian="10pt" style:font-size-complex="10pt"/>
    </style:style>
    <style:style style:name="Überschrift_20_9_20_Zeichen" style:display-name="Überschrift 9 Zeichen" style:family="text" style:parent-style-name="Default_20_Paragraph_20_Font">
      <style:text-properties fo:color="#404040" style:font-name="Cambria" fo:font-size="10pt" fo:font-style="italic" style:font-size-asian="10pt" style:font-style-asian="italic" style:font-size-complex="10pt" style:font-style-complex="italic"/>
    </style:style>
    <style:style style:name="Listenabsatz_20_Zeichen" style:display-name="Listenabsatz Zeichen" style:family="text" style:parent-style-name="Default_20_Paragraph_20_Font"/>
    <style:style style:name="Anforderungen_20_Zchn" style:display-name="Anforderungen Zchn" style:family="text" style:parent-style-name="Listenabsatz_20_Zeichen"/>
    <style:style style:name="Prämissen_20_Zchn" style:display-name="Prämissen Zchn" style:family="text" style:parent-style-name="Anforderungen_20_Zchn"/>
    <style:style style:name="Leistungsausgrenzung_20_Zchn" style:display-name="Leistungsausgrenzung Zchn" style:family="text" style:parent-style-name="Prämissen_20_Zchn"/>
    <style:style style:name="annotation_20_reference" style:display-name="annotation reference" style:family="text" style:parent-style-name="Default_20_Paragraph_20_Font">
      <style:text-properties fo:font-size="8pt" style:font-size-asian="8pt" style:font-size-complex="8pt"/>
    </style:style>
    <style:style style:name="Kommentartext_20_Zeichen" style:display-name="Kommentartext Zeichen" style:family="text" style:parent-style-name="Default_20_Paragraph_20_Font">
      <style:text-properties fo:font-size="10pt" style:font-size-asian="10pt" style:font-size-complex="10pt"/>
    </style:style>
    <style:style style:name="Kommentarthema_20_Zeichen" style:display-name="Kommentarthema Zeichen" style:family="text" style:parent-style-name="Kommentartext_20_Zeichen">
      <style:text-properties fo:font-size="10pt" fo:font-weight="bold" style:font-size-asian="10pt" style:font-weight-asian="bold" style:font-size-complex="10pt" style:font-weight-complex="bold"/>
    </style:style>
    <style:style style:name="ListLabel_20_1" style:display-name="ListLabel 1" style:family="text">
      <style:text-properties style:font-name-complex="Courier New1"/>
    </style:style>
    <style:style style:name="ListLabel_20_2" style:display-name="ListLabel 2" style:family="text">
      <style:text-properties fo:color="#00000a" fo:font-size="11pt" fo:font-weight="normal" style:font-size-asian="11pt" style:font-weight-asian="normal" style:font-name-complex="Calibri1"/>
    </style:style>
    <style:style style:name="ListLabel_20_3" style:display-name="ListLabel 3" style:family="text">
      <style:text-properties fo:font-weight="normal" style:font-weight-asian="normal"/>
    </style:style>
    <style:style style:name="ListLabel_20_4" style:display-name="ListLabel 4" style:family="text">
      <style:text-properties fo:font-style="normal" fo:font-weight="bold" style:font-style-asian="normal" style:font-weight-asian="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ListLabel_20_4" style:num-prefix="A" style:num-format="1">
        <style:list-level-properties text:list-level-position-and-space-mode="label-alignment">
          <style:list-level-label-alignment text:label-followed-by="listtab" fo:text-indent="-1cm" fo:margin-left="1.501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2"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Times New Roman'" style:font-style-name="Standard" style:font-family-generic="roman" style:font-pitch="variable"/>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Times New Roman'" style:font-style-name="Standard" style:font-family-generic="roman" style:font-pitch="variable"/>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Times New Roman'" style:font-style-name="Standard" style:font-family-generic="roman" style:font-pitch="variable"/>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Times New Roman'" style:font-style-name="Standard" style:font-family-generic="roman" style:font-pitch="variable"/>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Times New Roman'" style:font-style-name="Standard" style:font-family-generic="roman" style:font-pitch="variable"/>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Times New Roman'" style:font-style-name="Standard" style:font-family-generic="roman" style:font-pitch="variable"/>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Times New Roman'" style:font-style-name="Standard" style:font-family-generic="roman" style:font-pitch="variable"/>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Times New Roman'" style:font-style-name="Standard" style:font-family-generic="roman" style:font-pitch="variable"/>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Times New Roman'" style:font-style-name="Standard" style:font-family-generic="roman"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style-name="Standard" style:font-family-generic="swiss" style:font-pitch="variable"/>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style-name="Standard" style:font-family-generic="swiss" style:font-pitch="variable"/>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style-name="Standard" style:font-family-generic="swiss" style:font-pitch="variable"/>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style-name="Standard" style:font-family-generic="swiss" style:font-pitch="variable"/>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style-name="Standard" style:font-family-generic="swiss" style:font-pitch="variable"/>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style-name="Standard" style:font-family-generic="swiss" style:font-pitch="variable"/>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style-name="Standard" style:font-family-generic="swiss" style:font-pitch="variable"/>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style-name="Standard" style:font-family-generic="swiss" style:font-pitch="variable"/>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style-name="Standard"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text:style-name="ListLabel_20_4" style:num-prefix="A" style:num-format="1">
        <style:list-level-properties text:list-level-position-and-space-mode="label-alignment">
          <style:list-level-label-alignment text:label-followed-by="listtab" fo:text-indent="-1cm" fo:margin-left="1.501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text:style-name="ListLabel_20_4" style:num-prefix="P" style:num-format="1">
        <style:list-level-properties text:list-level-position-and-space-mode="label-alignment">
          <style:list-level-label-alignment text:label-followed-by="listtab" fo:text-indent="-1.02cm" fo:margin-left="1.501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04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31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58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851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12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391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661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text:style-name="ListLabel_20_4" style:num-prefix="L" style:num-format="1">
        <style:list-level-properties text:list-level-position-and-space-mode="label-alignment">
          <style:list-level-label-alignment text:label-followed-by="listtab" fo:text-indent="-1cm" fo:margin-left="1.501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022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292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562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83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10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372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642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91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text:style-name="ListLabel_20_4" style:num-prefix="A" style:num-format="1">
        <style:list-level-properties text:list-level-position-and-space-mode="label-alignment">
          <style:list-level-label-alignment text:label-followed-by="listtab" fo:text-indent="-1cm" fo:margin-left="1.501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0cm" fo:margin-left="2.499cm" fo:margin-right="2.499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2cm" fo:margin-left="0cm" fo:margin-right="0cm" fo:margin-top="1.9cm" style:dynamic-spacing="true"/>
      </style:footer-style>
    </style:page-layout>
    <style:page-layout style:name="Mpm2">
      <style:page-layout-properties fo:page-width="21.001cm" fo:page-height="29.7cm" style:num-format="1" style:print-orientation="portrait" fo:margin-top="2.499cm" fo:margin-bottom="0cm" fo:margin-left="2.499cm" fo:margin-right="2.499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Seite | <text:page-number text:select-page="current">8</text:page-number> </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rof. Dr. Stefan Sarstedt</meta:initial-creator>
    <meta:editing-cycles>53</meta:editing-cycles>
    <meta:print-date>2010-09-28T11:05:00</meta:print-date>
    <meta:creation-date>2013-08-25T10:07:00</meta:creation-date>
    <dc:date>2014-10-19T17:47:01.07</dc:date>
    <meta:editing-duration>PT2H29M10S</meta:editing-duration>
    <meta:generator>OpenOffice/4.0.1$Win32 OpenOffice.org_project/401m5$Build-9714</meta:generator>
    <dc:creator>Daniel H</dc:creator>
    <meta:document-statistic meta:table-count="2" meta:image-count="1" meta:object-count="0" meta:page-count="8" meta:paragraph-count="106" meta:word-count="1022" meta:character-count="7316"/>
    <meta:user-defined meta:name="AppVersion">14.0000</meta:user-defined>
    <meta:user-defined meta:name="Company">HAW Hamburg</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